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4500000190ED9B335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UNTI AJAX</text:p>
      <text:p text:style-name="Standard"/>
      <text:p text:style-name="Standard"><draw:frame draw:style-name="fr1" draw:name="graphics1" text:anchor-type="paragraph" svg:width="6.9252in" svg:height="4.7673in" draw:z-index="0"><draw:image xlink:href="Pictures/100002010000024500000190ED9B3351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3-23T15:19:21</meta:creation-date>
    <dc:date>2014-03-23T16:26:45</dc:date>
    <dc:creator>giuseppe </dc:creator>
    <meta:editing-duration>PT1H6M52S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1" meta:paragraph-count="1" meta:word-count="2" meta:character-count="12" meta:non-whitespace-character-count="11"/>
  </office:meta>
</office:document-meta>
</file>